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fo:line-he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10" style:family="paragraph" style:parent-style-name="Standard" style:master-page-name="Standard">
      <style:paragraph-properties fo:margin-left="0cm" fo:margin-right="0cm" fo:margin-top="0cm" fo:margin-bottom="0.282cm" fo:line-height="0.635cm" fo:text-align="center" style:justify-single-word="false" fo:text-indent="0cm" style:auto-text-indent="false" style:page-number="auto"/>
    </style:style>
    <style:style style:name="P11" style:family="paragraph" style:parent-style-name="Standard">
      <style:paragraph-properties fo:margin-left="0cm" fo:margin-right="0cm" fo:margin-top="0cm" fo:margin-bottom="0cm" fo:line-height="0.457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fo:line-height="0.457cm" fo:text-align="start" style:justify-single-word="false" fo:text-indent="0cm" style:auto-text-indent="false"/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P13" style:family="paragraph" style:parent-style-name="Standard">
      <style:paragraph-properties fo:margin-left="8.255cm" fo:margin-right="0cm" fo:margin-top="0cm" fo:margin-bottom="0.282cm" fo:line-height="0.487cm" fo:text-align="start" style:justify-single-word="false" fo:text-indent="-0.004cm" style:auto-text-indent="false"/>
    </style:style>
    <style:style style:name="P14" style:family="paragraph" style:parent-style-name="Standard" style:list-style-name="WWNum8">
      <style:paragraph-properties fo:margin-left="1.27cm" fo:margin-right="0cm" fo:margin-top="0cm" fo:margin-bottom="0cm" fo:line-height="0.457cm" fo:text-align="start" style:justify-single-word="false" fo:text-indent="-0.635cm" style:auto-text-indent="false"/>
    </style:style>
    <style:style style:name="P15" style:family="paragraph" style:parent-style-name="Standard" style:list-style-name="WWNum12">
      <style:paragraph-properties fo:margin-left="1.27cm" fo:margin-right="0cm" fo:margin-top="0cm" fo:margin-bottom="0cm" fo:line-height="0.457cm" fo:text-align="start" style:justify-single-word="false" fo:text-indent="-0.635cm" style:auto-text-indent="false"/>
    </style:style>
    <style:style style:name="P16" style:family="paragraph" style:parent-style-name="Standard" style:list-style-name="WWNum8">
      <style:paragraph-properties fo:margin-left="1.27cm" fo:margin-right="0cm" fo:margin-top="0cm" fo:margin-bottom="0cm" fo:line-height="0.457cm" fo:text-align="start" style:justify-single-word="false" fo:text-indent="-0.635cm" style:auto-text-indent="false"/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P17" style:family="paragraph" style:parent-style-name="Standard" style:list-style-name="WWNum8">
      <style:paragraph-properties fo:margin-left="1.27cm" fo:margin-right="0cm" fo:margin-top="0cm" fo:margin-bottom="0.282cm" fo:line-height="0.457cm" fo:text-align="start" style:justify-single-word="false" fo:text-indent="-0.635cm" style:auto-text-indent="false"/>
    </style:style>
    <style:style style:name="T1" style:family="text"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T2" style:family="text">
      <style:text-properties fo:color="#00000a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4" style:family="text">
      <style:text-properties fo:color="#00000a" style:text-position="0% 0%" style:font-name="Calibri" fo:font-size="18pt" fo:letter-spacing="normal" style:font-name-asian="Calibri1" style:font-size-asian="18pt" style:font-name-complex="Calibri1"/>
    </style:style>
    <style:style style:name="T5" style:family="text"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6" style:family="text">
      <style:text-properties fo:color="#00000a" style:text-position="0% 0%" style:font-name="Calibri" fo:font-size="16pt" fo:letter-spacing="normal" style:font-name-asian="Calibri1" style:font-size-asian="16pt" style:font-name-complex="Calibri1"/>
    </style:style>
    <style:style style:name="T7" style:family="text"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T8" style:family="text">
      <style:text-properties fo:color="#000000" style:text-position="0% 0%" style:font-name="Calibri" fo:font-size="13.5pt" fo:letter-spacing="normal" style:font-name-asian="Calibri1" style:font-size-asian="13.5pt" style:font-name-complex="Calibri1"/>
    </style:style>
    <style:style style:name="T9" style:family="text">
      <style:text-properties fo:color="#000000" style:text-position="0% 0%" style:font-name="Calibri" fo:font-size="14pt" fo:letter-spacing="normal" style:font-name-asian="Calibri1" style:font-size-asian="14pt" style:font-name-complex="Calibri1"/>
    </style:style>
    <style:style style:name="T10" style:family="text">
      <style:text-properties fo:color="#000000" style:text-position="0% 0%" style:font-name="Calibri" fo:font-size="16pt" fo:letter-spacing="normal" style:font-name-asian="Calibri1" style:font-size-asian="16pt" style:font-name-complex="Calibri1"/>
    </style:style>
    <style:style style:name="T11" style:family="text">
      <style:text-properties fo:color="#000000" style:text-position="0% 0%" style:font-name="Montserrat" fo:font-size="13.5pt" fo:letter-spacing="normal" style:font-name-asian="Montserrat1" style:font-size-asian="13.5pt" style:font-name-complex="Montserra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ИНИСТЕРСТВО ЦИФРОВОГО РАЗВИТИЯ СВЯЗИ И МАССОВЫХ КОММУНИКАЦИЙ</text:span></text:p>
      <text:p text:style-name="P1"><text:span text:style-name="T2">Ордена Трудового Красного Знамени</text:span></text:p>
      <text:p text:style-name="P1"><text:span text:style-name="T2">Федеральное государственное бюджетное образовательное учреждение высшего образования</text:span></text:p>
      <text:p text:style-name="P1"><text:span text:style-name="T2">«Московский технический университет связи и информатики»</text:span></text:p>
      <text:p text:style-name="P2"><text:span text:style-name="T1"><text:s/></text:span></text:p>
      <text:p text:style-name="P2"><text:span text:style-name="T8">Факультет</text:span><text:span text:style-name="T11"> «</text:span><text:span text:style-name="T8">Информационные</text:span><text:span text:style-name="T11"> </text:span><text:span text:style-name="T8">технологии</text:span><text:span text:style-name="T11">»</text:span></text:p>
      <text:p text:style-name="P2"><text:span text:style-name="T2"><text:s/></text:span></text:p>
      <text:p text:style-name="P4"/>
      <text:p text:style-name="P2"><text:span text:style-name="T2">Отчет по практической работе «UI Shedule»</text:span></text:p>
      <text:p text:style-name="P2"><text:span text:style-name="T1">по дисциплине «Введение в ИТ»</text:span></text:p>
      <text:p text:style-name="P5"/>
      <text:p text:style-name="P3"><text:span text:style-name="T1"><text:s/></text:span></text:p>
      <text:p text:style-name="P3"><text:span text:style-name="T1"><text:s/></text:span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13"><text:span text:style-name="T1">Выполнил: студент группы БВТ2107: </text:span></text:p>
      <text:p text:style-name="P13"><text:span text:style-name="T1">Юшин Николай</text:span></text:p>
      <text:p text:style-name="P2"><text:span text:style-name="T1">Москва </text:span></text:p>
      <text:p text:style-name="P2"><text:span text:style-name="T1">2021</text:span></text:p>
      <text:p text:style-name="P6"/>
      <text:p text:style-name="P6"/>
      <text:p text:style-name="P6"/>
      <text:p text:style-name="P8"><text:soft-page-break/><text:span text:style-name="T5">Отчет по работе “UI-расписание”</text:span></text:p>
      <text:p text:style-name="P9"><text:span text:style-name="T6">Требуемы библиотеки:</text:span></text:p>
      <text:p text:style-name="P9"><text:span text:style-name="T9">PyQt5</text:span></text:p>
      <text:p text:style-name="P9"><text:span text:style-name="T9">Psycopg2</text:span></text:p>
      <text:p text:style-name="P9"><text:span text:style-name="T10">Класс MainWindow <text:s/>представляет из себя главное окно программы</text:span></text:p>
      <text:p text:style-name="P9"><text:span text:style-name="T10">Описание методов класса MainWindow <text:s/>:</text:span></text:p>
      <text:list xml:id="list8669862938221938305" text:style-name="WWNum8">
        <text:list-item>
          <text:p text:style-name="P14"><text:span text:style-name="T7">_connect_to_db - подключается к базе данных</text:span></text:p>
        </text:list-item>
        <text:list-item>
          <text:p text:style-name="P17"><text:span text:style-name="T7">mtuci - обрабатывает команду mtuci. Отправляет ссылку на сайт МТУСИ</text:span></text:p>
        </text:list-item>
        <text:list-item>
          <text:p text:style-name="P14"><text:span text:style-name="T7">_create_shedule_tab - создает вкладку с расписанием для указанного дня недели</text:span></text:p>
        </text:list-item>
        <text:list-item>
          <text:p text:style-name="P14"><text:span text:style-name="T7">_create_day_table - создает таблицу с расписанием для вкладки дня недели</text:span></text:p>
        </text:list-item>
        <text:list-item>
          <text:p text:style-name="P14"><text:span text:style-name="T7">_add_line_table - обрабатывает добавление предмета в расписание на выбранный день</text:span></text:p>
        </text:list-item>
        <text:list-item>
          <text:p text:style-name="P14"><text:span text:style-name="T7">_update_day_table - обновляет расписание из БД</text:span></text:p>
        </text:list-item>
        <text:list-item>
          <text:p text:style-name="P14"><text:span text:style-name="T7">_change_day_from_table - обрабатывает смену выбранного дня недели, загружает расписание для этого дня</text:span></text:p>
        </text:list-item>
        <text:list-item>
          <text:p text:style-name="P14"><text:span text:style-name="T7">_delete_row - удаляет запись о предмете в выбранный день из БД и таблицы в программе</text:span></text:p>
        </text:list-item>
        <text:list-item>
          <text:p text:style-name="P14"><text:span text:style-name="T7">_update_shedule</text:span></text:p>
        </text:list-item>
        <text:list-item>
          <text:p text:style-name="P14"><text:span text:style-name="T7">_add_line - добавляет новую запись о предмете в программу и БД</text:span></text:p>
        </text:list-item>
        <text:list-item>
          <text:p text:style-name="P16"/>
        </text:list-item>
      </text:list>
      <text:p text:style-name="P11"><text:span text:style-name="T6">Вспомогательные функции:</text:span></text:p>
      <text:list xml:id="list5350364443717128268" text:style-name="WWNum12">
        <text:list-item>
          <text:p text:style-name="P15"><text:span text:style-name="T7">GetWeek - возвращает ‘even’ если текущая неделя имеет четный номер и ‘odd’ если нечетный</text:span></text:p>
        </text:list-item>
      </text:list>
      <text:p text:style-name="P12"/>
      <text:p text:style-name="P11"><text:span text:style-name="T6">Вывод: <text:s/>результате проделанной работы я закрепил навыки использования библиотек PyQt5 и psycopg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</meta:initial-creator>
    <meta:creation-date>2022-01-11T17:02:18.13</meta:creation-date>
    <meta:document-statistic meta:table-count="0" meta:image-count="0" meta:object-count="0" meta:page-count="2" meta:paragraph-count="34" meta:word-count="197" meta:character-count="1431"/>
    <dc:date>2022-01-11T17:02:37.24</dc:date>
    <dc:creator>Николай </dc:creator>
    <meta:editing-duration>PT19S</meta:editing-duration>
    <meta:editing-cycles>1</meta:editing-cycles>
    <meta:generator>OpenOffice/4.1.11$Win32 OpenOffice.org_project/4111m1$Build-9808</meta:generator>
  </office:meta>
</office:document-meta>
</file>